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.21cm" loext:contextual-spacing="false" fo:text-align="center" style:justify-single-word="false" fo:orphans="0" fo:widows="0"/>
    </style:style>
    <style:style style:name="P2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0b9032" officeooo:paragraph-rsid="000b9032" style:font-name-asian="Times New Roman" style:font-size-asian="13pt" style:font-name-complex="Times New Roman" style:font-size-complex="13pt"/>
    </style:style>
    <style:style style:name="P3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13pt" fo:language="bg" fo:country="BG" fo:font-weight="bold" officeooo:rsid="00399fb4" officeooo:paragraph-rsid="00399fb4" style:font-name-asian="Times New Roman" style:font-size-asian="13pt" style:font-weight-asian="bold" style:font-name-complex="Times New Roman" style:font-size-complex="13pt"/>
    </style:style>
    <style:style style:name="P4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5pt" fo:font-weight="bold" officeooo:rsid="003a4bfc" officeooo:paragraph-rsid="003a4bfc" style:font-name-asian="Times New Roman" style:font-size-asian="15pt" style:font-weight-asian="bold" style:font-name-complex="Times New Roman" style:font-size-complex="15pt" style:font-weight-complex="bold"/>
    </style:style>
    <style:style style:name="P5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3a354d" officeooo:paragraph-rsid="0047a7e7" style:font-name-asian="Times New Roman" style:font-size-asian="15pt" style:font-weight-asian="bold" style:font-name-complex="Times New Roman" style:font-size-complex="15pt" style:font-weight-complex="bold"/>
    </style:style>
    <style:style style:name="P6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3a354d" officeooo:paragraph-rsid="0047e498" style:font-name-asian="Times New Roman" style:font-size-asian="15pt" style:font-weight-asian="bold" style:font-name-complex="Times New Roman" style:font-size-complex="15pt" style:font-weight-complex="bold"/>
    </style:style>
    <style:style style:name="P7" style:family="paragraph" style:parent-style-name="Normal">
      <style:paragraph-properties fo:margin-top="0cm" fo:margin-bottom="0.21cm" loext:contextual-spacing="false" fo:text-align="start" style:justify-single-word="false" fo:orphans="0" fo:widows="0"/>
      <style:text-properties fo:color="#00000a" style:font-name="Times New Roman" fo:font-size="15pt" fo:language="bg" fo:country="BG" fo:font-weight="bold" officeooo:rsid="0055a7a0" officeooo:paragraph-rsid="0055a7a0" style:font-name-asian="Times New Roman" style:font-size-asian="15pt" style:font-weight-asian="bold" style:font-name-complex="Times New Roman" style:font-size-complex="15pt" style:font-weight-complex="bold"/>
    </style:style>
    <style:style style:name="P8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20pt" fo:language="en" fo:country="US" fo:font-weight="bold" officeooo:rsid="0057fcd6" officeooo:paragraph-rsid="0057fcd6" style:font-name-asian="Times New Roman" style:font-size-asian="20pt" style:font-weight-asian="bold" style:font-name-complex="Times New Roman" style:font-size-complex="20pt"/>
    </style:style>
    <style:style style:name="P9" style:family="paragraph" style:parent-style-name="Normal" style:master-page-name="MP0">
      <style:paragraph-properties fo:margin-top="0cm" fo:margin-bottom="0.21cm" loext:contextual-spacing="false" fo:text-align="center" style:justify-single-word="false" fo:orphans="0" fo:widows="0" style:page-number="auto" fo:break-before="page"/>
    </style:style>
    <style:style style:name="P10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3a4bfc" officeooo:paragraph-rsid="006391e8" style:font-name-asian="Times New Roman" style:font-size-asian="13pt" style:font-name-complex="Times New Roman" style:font-size-complex="13pt"/>
    </style:style>
    <style:style style:name="P11" style:family="paragraph" style:parent-style-name="Normal">
      <style:paragraph-properties fo:margin-top="0cm" fo:margin-bottom="0.21cm" loext:contextual-spacing="false" fo:orphans="0" fo:widows="0"/>
      <style:text-properties fo:color="#00000a" style:font-name="Times New Roman" fo:font-size="13pt" officeooo:rsid="006391e8" officeooo:paragraph-rsid="006391e8" style:font-name-asian="Times New Roman" style:font-size-asian="13pt" style:font-name-complex="Times New Roman" style:font-size-complex="13pt"/>
    </style:style>
    <style:style style:name="P12" style:family="paragraph" style:parent-style-name="Normal">
      <style:paragraph-properties fo:margin-top="0cm" fo:margin-bottom="0.21cm" loext:contextual-spacing="false" fo:text-align="center" style:justify-single-word="false" fo:orphans="0" fo:widows="0"/>
      <style:text-properties fo:color="#00000a" style:font-name="Times New Roman" fo:font-size="16pt" fo:font-weight="bold" officeooo:paragraph-rsid="00399fb4" style:font-name-asian="Times New Roman" style:font-size-asian="16pt" style:font-weight-asian="bold" style:font-name-complex="Times New Roman" style:font-size-complex="16pt"/>
    </style:style>
    <style:style style:name="P13" style:family="paragraph" style:parent-style-name="Normal">
      <style:paragraph-properties fo:margin-top="0cm" fo:margin-bottom="0.21cm" loext:contextual-spacing="false" fo:orphans="0" fo:widows="0"/>
      <style:text-properties style:font-name="Times New Roman" fo:font-size="13pt" officeooo:rsid="0057fcd6" officeooo:paragraph-rsid="006391e8" style:font-size-asian="13pt" style:font-size-complex="13pt"/>
    </style:style>
    <style:style style:name="P14" style:family="paragraph" style:parent-style-name="Normal">
      <style:paragraph-properties fo:margin-top="0cm" fo:margin-bottom="0.21cm" loext:contextual-spacing="false" fo:orphans="0" fo:widows="0"/>
      <style:text-properties style:font-name="Times New Roman" fo:font-size="13pt" officeooo:rsid="006391e8" officeooo:paragraph-rsid="006391e8" style:font-size-asian="13pt" style:font-size-complex="13pt"/>
    </style:style>
    <style:style style:name="P15" style:family="paragraph" style:parent-style-name="Normal">
      <style:paragraph-properties fo:margin-top="0cm" fo:margin-bottom="0.21cm" loext:contextual-spacing="false" fo:orphans="0" fo:widows="0"/>
      <style:text-properties style:font-name="Times New Roman" fo:font-size="13pt" officeooo:rsid="006499da" officeooo:paragraph-rsid="006499da" style:font-size-asian="13pt" style:font-size-complex="13pt"/>
    </style:style>
    <style:style style:name="T1" style:family="text">
      <style:text-properties fo:color="#00000a" style:font-name="Times New Roman" fo:font-size="20pt" fo:font-weight="bold" style:font-name-asian="Times New Roman" style:font-size-asian="20pt" style:font-weight-asian="bold" style:font-name-complex="Times New Roman" style:font-size-complex="20pt"/>
    </style:style>
    <style:style style:name="T2" style:family="text">
      <style:text-properties fo:color="#00000a" style:font-name="Times New Roman" fo:font-size="20pt" fo:language="en" fo:country="US" fo:font-weight="bold" officeooo:rsid="0057fcd6" style:font-name-asian="Times New Roman" style:font-size-asian="20pt" style:font-weight-asian="bold" style:font-name-complex="Times New Roman" style:font-size-complex="20pt"/>
    </style:style>
    <style:style style:name="T3" style:family="text">
      <style:text-properties fo:color="#00000a" fo:language="bg" fo:country="BG" style:font-name-asian="Times New Roman" style:font-name-complex="Times New Roman"/>
    </style:style>
    <style:style style:name="T4" style:family="text">
      <style:text-properties fo:color="#00000a" fo:language="bg" fo:country="BG" officeooo:rsid="006391e8" style:font-name-asian="Times New Roman" style:font-name-complex="Times New Roman"/>
    </style:style>
    <style:style style:name="T5" style:family="text">
      <style:text-properties fo:color="#00000a" fo:language="bg" fo:country="BG" officeooo:rsid="0065bbdd" style:font-name-asian="Times New Roman" style:font-name-complex="Times New Roman"/>
    </style:style>
    <style:style style:name="T6" style:family="text">
      <style:text-properties fo:color="#00000a" fo:language="bg" fo:country="BG" fo:font-weight="bold" style:font-name-asian="Times New Roman" style:font-weight-asian="bold" style:font-name-complex="Times New Roman" style:font-weight-complex="bold"/>
    </style:style>
    <style:style style:name="T7" style:family="text">
      <style:text-properties fo:color="#00000a" fo:language="bg" fo:country="BG" fo:font-weight="bold" officeooo:rsid="006391e8" style:font-name-asian="Times New Roman" style:font-weight-asian="bold" style:font-name-complex="Times New Roman" style:font-weight-complex="bold"/>
    </style:style>
    <style:style style:name="T8" style:family="text">
      <style:text-properties fo:color="#00000a" fo:language="en" fo:country="US" style:font-name-asian="Times New Roman" style:font-name-complex="Times New Roman"/>
    </style:style>
    <style:style style:name="T9" style:family="text">
      <style:text-properties fo:color="#00000a" fo:language="en" fo:country="US" officeooo:rsid="0065bbdd" style:font-name-asian="Times New Roman" style:font-name-complex="Times New Roman"/>
    </style:style>
    <style:style style:name="T10" style:family="text">
      <style:text-properties fo:color="#00000a" fo:language="en" fo:country="US" fo:font-weight="bold" style:font-name-asian="Times New Roman" style:font-weight-asian="bold" style:font-name-complex="Times New Roman" style:font-weight-complex="bold"/>
    </style:style>
    <style:style style:name="T11" style:family="text">
      <style:text-properties fo:color="#00000a" fo:language="en" fo:country="US" fo:font-weight="bold" officeooo:rsid="0065bbdd" style:font-name-asian="Times New Roman" style:font-weight-asian="bold" style:font-name-complex="Times New Roman" style:font-weight-complex="bold"/>
    </style:style>
    <style:style style:name="T12" style:family="text">
      <style:text-properties fo:language="bg" fo:country="BG"/>
    </style:style>
    <style:style style:name="T13" style:family="text">
      <style:text-properties fo:language="bg" fo:country="BG" officeooo:rsid="006391e8"/>
    </style:style>
    <style:style style:name="T14" style:family="text">
      <style:text-properties fo:language="bg" fo:country="BG" fo:font-weight="bold" officeooo:rsid="006391e8" style:font-weight-asian="bold" style:font-weight-complex="bold"/>
    </style:style>
    <style:style style:name="T15" style:family="text">
      <style:text-properties fo:language="bg" fo:country="BG" officeooo:rsid="00399fb4"/>
    </style:style>
    <style:style style:name="T16" style:family="text">
      <style:text-properties fo:language="en" fo:country="US" officeooo:rsid="005f8bf7"/>
    </style:style>
    <style:style style:name="T17" style:family="text">
      <style:text-properties officeooo:rsid="0047a7e7"/>
    </style:style>
    <style:style style:name="T18" style:family="text">
      <style:text-properties officeooo:rsid="00623b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Default_20_Paragraph_20_Font"><text:span text:style-name="T1">ITTalents Training Camp Season </text:span></text:span><text:span text:style-name="Default_20_Paragraph_20_Font"><text:span text:style-name="T2">7</text:span></text:span></text:p>
      <text:p text:style-name="P1"><text:span text:style-name="Default_20_Paragraph_20_Font"><text:span text:style-name="T1">Test </text:span></text:span><text:span text:style-name="Default_20_Paragraph_20_Font"><text:span text:style-name="T2">3</text:span></text:span></text:p>
      <text:p text:style-name="P8"><text:span text:style-name="T18">Exceptions, </text:span>Threads, Files, <text:span text:style-name="T18">SQL</text:span></text:p>
      <text:p text:style-name="P12"><text:span text:style-name="T15">Теоретична част</text:span></text:p>
      <text:p text:style-name="P3"/>
      <text:p text:style-name="P6">Име:____________________________________ <text:s text:c="4"/>Група:___________</text:p>
      <text:p text:style-name="P5"><text:span text:style-name="T17">Точки</text:span>:___________</text:p>
      <text:p text:style-name="P5"/>
      <text:p text:style-name="P7">Всеки въпрос носи по 10 точки. </text:p>
      <text:p text:style-name="P4">Максимален брой точки: 100</text:p>
      <text:p text:style-name="P4">Минимален <text:span text:style-name="T12">брой точки за вземане на изпита: </text:span><text:span text:style-name="T16">7</text:span><text:span text:style-name="T12">0</text:span></text:p>
      <text:p text:style-name="P2"/>
      <text:p text:style-name="P10">1. <text:span text:style-name="T13">Обяснете накратко </text:span><text:span text:style-name="T14">DDL</text:span><text:span text:style-name="T13"> и </text:span><text:span text:style-name="T14">DML</text:span><text:span text:style-name="T13"> заявките в базата данни. Дайте пример за</text:span></text:p>
      <text:p text:style-name="P11"><text:span text:style-name="T13">всяка заявка.</text:span></text:p>
      <text:p text:style-name="P13"><text:span text:style-name="T3">2. </text:span><text:span text:style-name="T4">Обяснете разликата между </text:span><text:span text:style-name="T7">Left</text:span><text:span text:style-name="T4"> и </text:span><text:span text:style-name="T7">Right</text:span><text:span text:style-name="T4"> Join.</text:span></text:p>
      <text:p text:style-name="P14"><text:span text:style-name="T3">3. Опишете термините </text:span><text:span text:style-name="T6">Deadlock</text:span><text:span text:style-name="T3">, </text:span><text:span text:style-name="T6">Producer</text:span><text:span text:style-name="T3">-</text:span><text:span text:style-name="T6">Consumer</text:span><text:span text:style-name="T3"> </text:span><text:span text:style-name="T6">problem</text:span><text:span text:style-name="T3"> и </text:span><text:span text:style-name="T6">thread</text:span></text:p>
      <text:p text:style-name="P14"><text:span text:style-name="T6">synchronization</text:span><text:span text:style-name="T3">.</text:span></text:p>
      <text:p text:style-name="P14"><text:span text:style-name="T3">4. Какви са различните състояния на една нишка и как може да се достигне</text:span></text:p>
      <text:p text:style-name="P14"><text:span text:style-name="T3">всяко едно от тях?</text:span></text:p>
      <text:p text:style-name="P14"><text:span text:style-name="T3">5. Какво представляват </text:span><text:span text:style-name="T6">View</text:span><text:span text:style-name="T3">-</text:span><text:span text:style-name="T6">тата</text:span><text:span text:style-name="T3"> и </text:span><text:span text:style-name="T6">индексите</text:span><text:span text:style-name="T3"> в базата данни?</text:span></text:p>
      <text:p text:style-name="P14"><text:span text:style-name="T3">6. Обяснете текстовите формати </text:span><text:span text:style-name="T6">XML</text:span><text:span text:style-name="T3"> и </text:span><text:span text:style-name="T6">JSON</text:span><text:span text:style-name="T3"> и разликите между тях. Разпишете обект от прост клас с 3 полета в </text:span><text:span text:style-name="T10">JSON</text:span><text:span text:style-name="T3"> и </text:span><text:span text:style-name="T10">XML</text:span><text:span text:style-name="T8">.</text:span></text:p>
      <text:p text:style-name="P15"><text:span text:style-name="T8">7. </text:span><text:span text:style-name="T3">Опишете разликите между различните видове </text:span><text:span text:style-name="T10">Exception</text:span><text:span text:style-name="T3">-</text:span><text:span text:style-name="T6">и</text:span><text:span text:style-name="T3">. Дайте по два примера от всеки вид.</text:span></text:p>
      <text:p text:style-name="P15"><text:span text:style-name="T3">8. Разпишете псевдо код за алгоритъма по създаване на файл и записването на текст в него.</text:span></text:p>
      <text:p text:style-name="P15"><text:span text:style-name="T3">9. Каква е разликата между </text:span><text:span text:style-name="T10">wait</text:span><text:span text:style-name="T8"> </text:span><text:span text:style-name="T3">и </text:span><text:span text:style-name="T10">sleep</text:span><text:span text:style-name="T8"> </text:span><text:span text:style-name="T3">методите?</text:span></text:p>
      <text:p text:style-name="P15"><text:span text:style-name="T3">10. </text:span><text:span text:style-name="T5">Каква е разликата между </text:span><text:span text:style-name="T11">Static</text:span><text:span text:style-name="T9"> </text:span><text:span text:style-name="T5">и </text:span><text:span text:style-name="T11">Volatile</text:span><text:span text:style-name="T9">?</text:span></text:p>
      <text:p text:style-name="P1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troke="solid" svg:stroke-width="0.071cm"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bg" fo:country="BG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bg" fo:country="BG" style:font-name-asian="Times New Roman1" style:font-family-asian="'Times New Roman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bg" fo:country="BG" style:font-name-asian="Times New Roman1" style:font-family-asian="'Times New Roman'" style:font-family-generic-asian="system" style:font-pitch-asian="variable" style:font-size-asian="12pt" style:language-asian="bg" style:country-asian="BG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color="#000000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243f60" style:font-name="Cambria" fo:font-family="Cambria" style:font-family-generic="roman" style:font-pitch="variable" fo:font-size="11pt" style:font-size-asian="11pt" style:language-asian="en" style:country-asian="US" style:font-size-complex="11pt" fo:hyphenate="true" fo:hyphenation-remain-char-count="2" fo:hyphenation-push-char-count="2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List" style:family="paragraph" style:parent-style-name="Text_20_body" style:default-outline-level="" style:class="list"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5_20_Char" style:display-name="Heading 5 Char" style:family="text">
      <style:text-properties fo:color="#243f60" style:font-name="Cambria" fo:font-family="Cambria" style:font-family-generic="roman" style:font-pitch="variable" fo:font-size="11pt" style:font-size-asian="11pt" style:language-asian="en" style:country-asian="US" style:font-size-complex="11pt"/>
    </style:style>
    <style:style style:name="hps" style:family="text"/>
    <style:style style:name="Footer_20_Char" style:display-name="Footer Char" style:family="text">
      <style:text-properties fo:font-size="12pt" fo:language="bg" fo:country="BG" style:font-size-asian="12pt" style:language-asian="bg" style:country-asian="BG" style:font-size-complex="12pt"/>
    </style:style>
    <style:style style:name="Header_20_Char" style:display-name="Header Char" style:family="text">
      <style:text-properties fo:font-size="12pt" fo:language="bg" fo:country="BG" style:font-size-asian="12pt" style:language-asian="bg" style:country-asian="BG" style:font-size-complex="12pt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C_123</meta:initial-creator>
    <meta:creation-date>2016-01-15T07:24:00Z</meta:creation-date>
    <dc:date>2017-03-22T22:29:16.936000000</dc:date>
    <meta:editing-cycles>89</meta:editing-cycles>
    <meta:editing-duration>PT5H5M30S</meta:editing-duration>
    <meta:document-statistic meta:table-count="0" meta:image-count="0" meta:object-count="0" meta:page-count="1" meta:paragraph-count="22" meta:word-count="163" meta:character-count="1021" meta:non-whitespace-character-count="875"/>
    <meta:template xlink:type="simple" xlink:actuate="onRequest" xlink:title="" xlink:href="../Season%205%20Test%202%20-%20Variant%201.odt/Normal.dotm"/>
  </office:meta>
</office:document-meta>
</file>